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dges</text:p>
      <text:p text:style-name="P4">Serpint</text:p>
      <text:p text:style-name="P5">Se<text:span text:style-name="T1">rial Raspberry </text:span>Pi<text:span text:style-name="T1"> </text:span>N<text:span text:style-name="T1">e</text:span>t<text:span text:style-name="T1">work Toolkit</text:span></text:p>
      <text:p text:style-name="P3"><text:span text:style-name="T1"/></text:p>
      <text:p text:style-name="P1"/>
      <text:p text:style-name="P2"><text:tab/>I have been working on Serpint for about 2½ months now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4:59:31.16</meta:creation-date>
    <meta:document-statistic meta:table-count="0" meta:image-count="0" meta:object-count="0" meta:page-count="1" meta:paragraph-count="4" meta:word-count="19" meta:character-count="105"/>
    <dc:date>2012-08-28T15:03:57.54</dc:date>
    <meta:editing-duration>PT4M28S</meta:editing-duration>
    <meta:editing-cycles>1</meta:editing-cycles>
    <meta:generator>OpenOffice.org/3.4$Win32 OpenOffice.org_project/340m1$Build-9590</meta:generator>
  </office:meta>
</office:document-meta>
</file>